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Lucidasans1" svg:font-family="Lucidasans"/>
    <style:font-face style:name="Symbol" svg:font-family="Symbol"/>
    <style:font-face style:name="Academy Engraved LET" svg:font-family="'Academy Engraved LET'" style:font-pitch="variable"/>
    <style:font-face style:name="Nimbus Roman No9 L" svg:font-family="'Nimbus Roman No9 L'" style:font-family-generic="roman" style:font-pitch="variable"/>
    <style:font-face style:name="Calibri1" svg:font-family="Calibri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style:font-size-asian="11pt" style:font-size-complex="11pt"/>
    </style:style>
    <style:style style:name="P2" style:family="paragraph" style:parent-style-name="Standard" style:list-style-name="L2">
      <style:text-properties style:font-name="Calibri1" fo:font-size="11pt" style:font-size-asian="11pt" style:font-size-complex="11pt"/>
    </style:style>
    <style:style style:name="P3" style:family="paragraph" style:parent-style-name="Standard" style:list-style-name="L8">
      <style:text-properties style:font-name="Calibri1" fo:font-size="11pt" style:font-size-asian="11pt" style:font-size-complex="11pt"/>
    </style:style>
    <style:style style:name="P4" style:family="paragraph" style:parent-style-name="Standard" style:list-style-name="L9">
      <style:text-properties style:font-name="Calibri1" fo:font-size="11pt" style:font-size-asian="11pt" style:font-size-complex="11pt"/>
    </style:style>
    <style:style style:name="P5" style:family="paragraph" style:parent-style-name="Standard" style:list-style-name="L10">
      <style:text-properties style:font-name="Calibri1" fo:font-size="11pt" style:font-size-asian="11pt" style:font-size-complex="11pt"/>
    </style:style>
    <style:style style:name="P6" style:family="paragraph" style:parent-style-name="Standard" style:list-style-name="L11">
      <style:text-properties style:font-name="Calibri1" fo:font-size="11pt" style:font-size-asian="11pt" style:font-size-complex="11pt"/>
    </style:style>
    <style:style style:name="P7" style:family="paragraph" style:parent-style-name="Standard" style:list-style-name="L12">
      <style:text-properties style:font-name="Calibri1" fo:font-size="11pt" style:font-size-asian="11pt" style:font-size-complex="11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Calibri" fo:font-size="11pt" fo:font-weight="bold" fo:background-color="transparent" style:font-name-asian="Calibri" style:font-name-complex="Calibri"/>
    </style:style>
    <style:style style:name="T3" style:family="text"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T4" style:family="text">
      <style:text-properties style:use-window-font-color="true" style:font-name="Calibri" fo:font-weight="bold" fo:background-color="transparent" style:font-name-asian="Calibri" style:font-name-complex="Calibri"/>
    </style:style>
    <style:style style:name="T5" style:family="text">
      <style:text-properties style:use-window-font-color="true" style:font-name="Calibri" fo:font-weight="normal" fo:background-color="transparent" style:font-name-asian="Calibri" style:font-name-complex="Calibri"/>
    </style:style>
    <style:style style:name="T6" style:family="text">
      <style:text-properties style:use-window-font-color="true" fo:font-weight="bold" fo:background-color="transparent" style:font-name-asian="Calibri" style:font-name-complex="Calibri"/>
    </style:style>
    <style:style style:name="T7" style:family="text">
      <style:text-properties style:use-window-font-color="true" fo:font-weight="normal" fo:background-color="transparent" style:font-name-asian="Calibri" style:font-name-complex="Calibri"/>
    </style:style>
    <style:style style:name="T8" style:family="text">
      <style:text-properties style:font-name="Calibri"/>
    </style:style>
    <style:style style:name="T9" style:family="text">
      <style:text-properties fo:font-size="11pt"/>
    </style:style>
    <style:style style:name="T10" style:family="text">
      <style:text-properties fo:font-weight="normal"/>
    </style:style>
    <style:style style:name="T11" style:family="text">
      <style:text-properties fo:background-color="transparent"/>
    </style:style>
    <style:style style:name="T12" style:family="text">
      <style:text-properties style:font-name-asian="Calibri"/>
    </style:style>
    <style:style style:name="T13" style:family="text">
      <style:text-properties style:font-name-complex="Calibri"/>
    </style:style>
    <style:style style:name="T14" style:family="text">
      <style:text-properties style:font-name="Academy Engraved LET"/>
    </style:style>
    <style:style style:name="T15" style:family="text">
      <style:text-properties style:font-name="Calibri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</text:p>
      <text:p text:style-name="P1">Date:<text:tab/><text:tab/>16 mars</text:p>
      <text:p text:style-name="P1">Time:<text:tab/><text:tab/>9:50-10-35</text:p>
      <text:p text:style-name="P1">Location:<text:tab/>Hubben 2.1</text:p>
      <text:p text:style-name="P1">Leader:<text:tab/><text:tab/>Emil Åhsberg</text:p>
      <text:p text:style-name="P1">Attending:<text:tab/>Markus Otterberg, Rickard Hallberg</text:p>
      <text:p text:style-name="P1"/>
      <text:list xml:id="list30183856" text:style-name="L2">
        <text:list-item>
          <text:p text:style-name="P2">Objectives, resolve issues preventing the team to continue</text:p>
        </text:list-item>
      </text:list>
      <text:p text:style-name="P1">Makus will teach Rickard how to use git.</text:p>
      <text:p text:style-name="P1">Finish the Domain model.</text:p>
      <text:p text:style-name="P1"/>
      <text:list xml:id="list30283999" text:style-name="L8">
        <text:list-item>
          <text:p text:style-name="P3">Reports from previous meetings</text:p>
        </text:list-item>
      </text:list>
      <text:p text:style-name="P1">Teodor is missing as planed...</text:p>
      <text:p text:style-name="P1">we have worked on structuring the Domain model it's not yet done.</text:p>
      <text:p text:style-name="P1">We have decided that we will use Swing and not Android for our game.</text:p>
      <text:p text:style-name="P1">Markus have looked into Oberserver patterns and reports that it should be more appropriate to use than property change listeners.</text:p>
      <text:p text:style-name="P1">Emil have continued coding the map classes.</text:p>
      <text:list xml:id="list30266304" text:style-name="L9">
        <text:list-header>
          <text:p text:style-name="P4"><text:span text:style-name="T6"/></text:p>
        </text:list-header>
        <text:list-item>
          <text:p text:style-name="P4"><text:span text:style-name="T6">Discussion items</text:span><text:span text:style-name="T7"> (how do we do...? What to do...? Why is...?)</text:span></text:p>
        </text:list-item>
      </text:list>
      <text:p text:style-name="P1">Continue establishing git as a well functioning system across the group.</text:p>
      <text:p text:style-name="P1"/>
      <text:list xml:id="list30291091" text:style-name="L10">
        <text:list-item>
          <text:p text:style-name="P5"><text:span text:style-name="T6">Outcomes and assingments</text:span><text:span text:style-name="T7"> (It's decided that... Leaf should... CK should do...)</text:span></text:p>
        </text:list-item>
      </text:list>
      <text:p text:style-name="P1">Finish Domain model today <text:s/>(19/3).</text:p>
      <text:p text:style-name="P1">Markus will teach git to Rickard as soon as he gets back from his current absence.</text:p>
      <text:p text:style-name="P1">Markus will start implementing the Oberserver pattern.</text:p>
      <text:p text:style-name="P1">Teodor will be very absent during the coming week and will therefore not have a direct assignment.</text:p>
      <text:p text:style-name="P1">Emil and Rickard will continue coding what's most important at the moment.</text:p>
      <text:p text:style-name="P1"/>
      <text:list xml:id="list30261932" text:style-name="L11">
        <text:list-item>
          <text:p text:style-name="P6"><text:span text:style-name="T6">Other points of discussion</text:span><text:span text:style-name="T7"> (ideas, issues from group members)</text:span></text:p>
        </text:list-item>
      </text:list>
      <text:p text:style-name="P1">We should start planning how we are going to work during the easter break.</text:p>
      <text:p text:style-name="P1"/>
      <text:list xml:id="list30283736" text:style-name="L12">
        <text:list-item>
          <text:p text:style-name="P7"><text:span text:style-name="T6">Wrap up</text:span><text:span text:style-name="T7"> (unsolved... next meeting...)</text:span></text:p>
        </text:list-item>
      </text:list>
      <text:p text:style-name="P1">Domain model should be completed until next meeting.</text:p>
      <text:p text:style-name="P1"><text:span text:style-name="T7">Next meeting will be at Wednesday 8:3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Lucidasans1" svg:font-family="Lucidasans"/>
    <style:font-face style:name="Symbol" svg:font-family="Symbol"/>
    <style:font-face style:name="Academy Engraved LET" svg:font-family="'Academy Engraved LET'" style:font-pitch="variable"/>
    <style:font-face style:name="Nimbus Roman No9 L" svg:font-family="'Nimbus Roman No9 L'" style:font-family-generic="roman" style:font-pitch="variable"/>
    <style:font-face style:name="Calibri1" svg:font-family="Calibri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35:41</meta:creation-date>
    <dc:date>2012-03-19T10:34:15.89</dc:date>
    <meta:editing-cycles>9</meta:editing-cycles>
    <meta:editing-duration>PT51M14S</meta:editing-duration>
    <dc:creator>Lövet </dc:creator>
    <meta:document-statistic meta:table-count="0" meta:image-count="0" meta:object-count="0" meta:page-count="1" meta:paragraph-count="28" meta:word-count="238" meta:character-count="1433"/>
    <meta:user-defined meta:name="Info 1"/>
    <meta:user-defined meta:name="Info 2"/>
    <meta:user-defined meta:name="Info 3"/>
    <meta:user-defined meta:name="Info 4"/>
  </office:meta>
</office:document-meta>
</file>